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indinium Bot Manual</text:h>
      <text:p text:style-name="Standard">Vindinium clients can be run in two modes: training and ranked. </text:p>
      <text:p text:style-name="Standard"/>
      <text:p text:style-name="Standard">Training mode places the bot againts three training bots, which move randomly. It is used to test the bot. </text:p>
      <text:p text:style-name="Standard"/>
      <text:p text:style-name="Standard">Ranked mode is played against other bot clients. These games affect the bots ELO ranking and are the main purpose of the bot. </text:p>
      <text:p text:style-name="Standard"/>
      <text:p text:style-name="Standard">After starting a game it can be viewed in the Vindinium homesite. </text:p>
      <text:p text:style-name="Standard">The game should open automatically in your browser. If not, search logs/app.log for "Game URL" and open the link. </text:p>
      <text:p text:style-name="Standard">This log also contains information about the bots activities.</text:p>
      <text:p text:style-name="Standard"/>
      <text:p text:style-name="Standard">Running instructions:</text:p>
      <text:p text:style-name="Standard">On Windows: run run_training.bat to start training game and run_rannked.bat to connect to a ranked game. </text:p>
      <text:p text:style-name="Standard">On Linux: run run_training.sh to start training game and run_ranmked.sh to connect to a ranked game. (Note that this is untested and may not work...)</text:p>
      <text:p text:style-name="Standard"/>
      <text:p text:style-name="Standard">If neither method works, open command line and type </text:p>
      <text:p text:style-name="Standard">"java -jar vindiniumclient-1.0.0-SNAPSHOT.jar 3nv9w0z3 COMPETITION advanced mybot.MyBot" for ranked mode or</text:p>
      <text:p text:style-name="Standard">"java -jar vindiniumclient-1.0.0-SNAPSHOT.jar 3nv9w0z3 TRAINING advanced mybot.MyBot" for training mode. </text:p>
      <text:p text:style-name="Standard">(3nv9w0z3 is the key used to identify bot at the server and advanced mybot.MyBot is the class that contains the bo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2S</meta:editing-duration>
    <meta:editing-cycles>4</meta:editing-cycles>
    <meta:generator>OpenOffice/4.1.1$Win32 OpenOffice.org_project/411m6$Build-9775</meta:generator>
    <dc:date>2015-10-18T21:59:23.97</dc:date>
    <dc:creator>Atte Walden</dc:creator>
    <meta:document-statistic meta:table-count="0" meta:image-count="0" meta:object-count="0" meta:page-count="1" meta:paragraph-count="14" meta:word-count="190" meta:character-count="1213"/>
    <meta:user-defined meta:name="Info 1"/>
    <meta:user-defined meta:name="Info 2"/>
    <meta:user-defined meta:name="Info 3"/>
    <meta:user-defined meta:name="Info 4"/>
  </office:meta>
</office:document-meta>
</file>